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1d47e" officeooo:paragraph-rsid="0001d47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1d47e"/>
    </style:style>
    <style:style style:name="P3" style:family="paragraph" style:parent-style-name="Standard">
      <style:paragraph-properties fo:text-align="start" style:justify-single-word="false"/>
      <style:text-properties officeooo:paragraph-rsid="00041af6"/>
    </style:style>
    <style:style style:name="P4" style:family="paragraph" style:parent-style-name="Standard">
      <style:paragraph-properties fo:text-align="start" style:justify-single-word="false"/>
      <style:text-properties officeooo:paragraph-rsid="0004295b"/>
    </style:style>
    <style:style style:name="P5" style:family="paragraph" style:parent-style-name="Standard">
      <style:paragraph-properties fo:text-align="start" style:justify-single-word="false"/>
      <style:text-properties officeooo:rsid="00041af6" officeooo:paragraph-rsid="00041af6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1d47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1d47e" officeooo:paragraph-rsid="0001d47e" style:font-size-asian="12pt" style:font-size-complex="12pt"/>
    </style:style>
    <style:style style:name="T1" style:family="text">
      <style:text-properties fo:font-variant="normal" fo:text-transform="none" fo:color="#222222" style:font-name="sans-serif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Liberation Serif" fo:font-size="12pt" fo:letter-spacing="normal" fo:font-weight="normal" officeooo:rsid="0001d47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22222" style:font-name="Liberation Serif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22222" style:font-name="Liberation Serif" fo:letter-spacing="normal" fo:font-style="normal" fo:font-weight="normal" officeooo:rsid="0001d47e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1d47e" style:text-blinking="false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4295b" style:text-blinking="false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normal" style:text-underline-style="none" fo:font-weight="bold" style:text-blinking="false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.5pt" fo:letter-spacing="normal" fo:font-style="normal" style:text-underline-style="none" fo:font-weight="bold" officeooo:rsid="0004295b" style:text-blinking="false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bold" style:text-blinking="fals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bold" officeooo:rsid="0004295b" style:text-blinking="false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4295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4295b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4295b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style:text-underline-style="none" fo:font-weight="normal" officeooo:rsid="0004295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letter-spacing="normal" fo:font-style="normal" style:text-underline-style="none" fo:font-weight="normal" fo:background-color="#ffffff" loext:char-shading-value="0" style:font-weight-asian="normal" style:font-weight-complex="normal"/>
    </style:style>
    <style:style style:name="T27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style:font-name="sans-serif" fo:letter-spacing="normal" fo:font-style="normal" fo:font-weight="normal" officeooo:rsid="0001d47e" style:font-weight-asian="normal" style:font-weight-complex="normal"/>
    </style:style>
    <style:style style:name="T29" style:family="text">
      <style:text-properties fo:font-variant="normal" fo:text-transform="none" fo:color="#000000" style:font-name="sans-serif" fo:letter-spacing="normal" fo:font-style="normal" style:text-underline-style="none" fo:font-weight="normal" fo:background-color="#ffffff" loext:char-shading-value="0" style:font-weight-asian="normal" style:font-weight-complex="normal"/>
    </style:style>
    <style:style style:name="T30" style:family="text">
      <style:text-properties fo:font-variant="normal" fo:text-transform="none" fo:color="#000000" style:font-name="SFMono-Regular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font-name="SFMono-Regular" fo:font-size="12pt" fo:letter-spacing="normal" fo:font-style="normal" style:text-underline-style="none" fo:font-weight="normal" officeooo:rsid="0004295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font-name="SFMono-Regular" fo:font-size="10.5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SFMono-Regular" fo:font-size="10.5pt" fo:letter-spacing="normal" fo:font-style="normal" style:text-underline-style="none" fo:font-weight="normal" officeooo:rsid="0004295b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Lato" fo:font-size="10.5pt" fo:letter-spacing="normal" fo:font-style="normal" style:text-underline-style="none" fo:font-weight="bold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ato" fo:font-size="10.5pt" fo:letter-spacing="normal" fo:font-style="normal" style:text-underline-style="none" fo:font-weight="bold" officeooo:rsid="0004295b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ato" fo:font-size="12pt" fo:letter-spacing="normal" fo:font-style="normal" style:text-underline-style="none" fo:font-weight="bold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ato" fo:font-size="12pt" fo:letter-spacing="normal" fo:font-style="normal" style:text-underline-style="none" fo:font-weight="bold" officeooo:rsid="0004295b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9b59b6" style:text-line-through-style="none" style:text-line-through-type="none" style:font-name="Lato" fo:font-size="10.5pt" fo:letter-spacing="normal" fo:font-style="normal" style:text-underline-style="none" fo:font-weight="bold" style:text-blinking="fals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9b59b6" style:text-line-through-style="none" style:text-line-through-type="none" style:font-name="Lato" fo:font-size="10.5pt" fo:letter-spacing="normal" fo:font-style="normal" style:text-underline-style="none" fo:font-weight="bold" officeooo:rsid="0004295b" style:text-blinking="fals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980b9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980b9" style:font-name="Liberation Serif" fo:font-size="12pt" fo:letter-spacing="normal" style:text-underline-style="none" fo:font-weight="normal" officeooo:rsid="0004295b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980b9" style:font-name="Lato" fo:font-size="10.5pt" fo:letter-spacing="normal" fo:font-style="normal" style:text-underline-style="none" fo:font-weight="bol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980b9" style:font-name="Lato" fo:font-size="10.5pt" fo:letter-spacing="normal" fo:font-style="normal" style:text-underline-style="none" fo:font-weight="bold" officeooo:rsid="0004295b" style:font-size-asian="12pt" style:font-weight-asian="normal" style:font-size-complex="12pt" style:font-weight-complex="normal"/>
    </style:style>
    <style:style style:name="T44" style:family="text">
      <style:text-properties fo:font-size="16pt" fo:font-weight="bold" officeooo:rsid="0001d47e" style:font-size-asian="16pt" style:font-weight-asian="bold" style:font-size-complex="16pt" style:font-weight-complex="bold"/>
    </style:style>
    <style:style style:name="T45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000000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47" style:family="text">
      <style:text-properties fo:color="#000000" style:font-name="Liberation Serif" fo:font-size="12pt" style:text-underline-style="none" fo:font-weight="normal" officeooo:rsid="00041af6" style:font-size-asian="12pt" style:font-weight-asian="normal" style:font-size-complex="12pt" style:font-weight-complex="normal"/>
    </style:style>
    <style:style style:name="T48" style:family="text">
      <style:text-properties fo:color="#000000" style:font-name="Liberation Serif" fo:font-size="12pt" style:text-underline-style="none" fo:font-weight="normal" officeooo:rsid="0004295b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size="12pt" style:text-underline-style="none" fo:font-weight="normal" officeooo:rsid="0004e516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51" style:family="text">
      <style:text-properties fo:color="#000000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erif" fo:font-size="12pt" fo:letter-spacing="normal" style:text-underline-style="none" fo:font-weight="normal" officeooo:rsid="0004295b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Serif" fo:font-size="12pt" fo:letter-spacing="normal" style:text-underline-style="none" fo:font-weight="bold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erif" fo:font-size="12pt" fo:letter-spacing="normal" style:text-underline-style="none" fo:font-weight="bold" officeooo:rsid="0004295b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erif" fo:font-weight="normal" style:font-weight-asian="normal" style:font-weight-complex="normal"/>
    </style:style>
    <style:style style:name="T56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57" style:family="text">
      <style:text-properties fo:color="#000000" style:font-name="Liberation Serif" style:text-underline-style="none" fo:font-weight="bold" style:font-weight-asian="bold" style:font-weight-complex="bold"/>
    </style:style>
    <style:style style:name="T58" style:family="text">
      <style:text-properties fo:color="#000000" style:font-name="Lato" fo:font-size="10.5pt" fo:letter-spacing="normal" style:text-underline-style="none" fo:font-weight="bold" style:font-size-asian="12pt" style:font-weight-asian="normal" style:font-size-complex="12pt" style:font-weight-complex="normal"/>
    </style:style>
    <style:style style:name="T59" style:family="text">
      <style:text-properties fo:color="#000000" style:font-name="Lato" fo:font-size="10.5pt" fo:letter-spacing="normal" style:text-underline-style="none" fo:font-weight="bold" officeooo:rsid="0004295b" style:font-size-asian="12pt" style:font-weight-asian="normal" style:font-size-complex="12pt" style:font-weight-complex="normal"/>
    </style:style>
    <style:style style:name="T60" style:family="text">
      <style:text-properties fo:color="#000000" style:font-name="Lato" fo:font-size="12pt" fo:letter-spacing="normal" style:text-underline-style="none" fo:font-weight="bold" style:font-size-asian="12pt" style:font-weight-asian="normal" style:font-size-complex="12pt" style:font-weight-complex="normal"/>
    </style:style>
    <style:style style:name="T61" style:family="text">
      <style:text-properties fo:color="#000000" style:font-name="Lato" fo:font-size="12pt" fo:letter-spacing="normal" style:text-underline-style="none" fo:font-weight="bold" officeooo:rsid="0004295b" style:font-size-asian="12pt" style:font-weight-asian="normal" style:font-size-complex="12pt" style:font-weight-complex="normal"/>
    </style:style>
    <style:style style:name="T62" style:family="text">
      <style:text-properties fo:color="#2980b9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63" style:family="text">
      <style:text-properties fo:color="#2980b9" style:font-name="Liberation Serif" fo:font-size="12pt" fo:letter-spacing="normal" style:text-underline-style="none" fo:font-weight="normal" officeooo:rsid="0004295b" style:font-size-asian="12pt" style:font-weight-asian="normal" style:font-size-complex="12pt" style:font-weight-complex="normal"/>
    </style:style>
    <style:style style:name="T64" style:family="text">
      <style:text-properties fo:color="#2980b9" style:font-name="Lato" fo:font-size="10.5pt" fo:letter-spacing="normal" style:text-underline-style="none" fo:font-weight="bold" style:font-size-asian="12pt" style:font-weight-asian="normal" style:font-size-complex="12pt" style:font-weight-complex="normal"/>
    </style:style>
    <style:style style:name="T65" style:family="text">
      <style:text-properties fo:color="#2980b9" style:font-name="Lato" fo:font-size="10.5pt" fo:letter-spacing="normal" style:text-underline-style="none" fo:font-weight="bold" officeooo:rsid="0004295b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4:</text:p>
      <text:p text:style-name="P2"><text:span text:style-name="T44"><text:tab/></text:span><text:span text:style-name="T4">S</text:span><text:span text:style-name="T3">tiff equation is a </text:span><text:span text:style-name="T8">differential equation</text:span><text:span text:style-name="T2"> </text:span><text:span text:style-name="T3">for which certain </text:span><text:span text:style-name="T7">numerical methods</text:span><text:span text:style-name="T2"> </text:span><text:span text:style-name="T3">for solving the equation are</text:span><text:span text:style-name="T17"> </text:span><text:span text:style-name="T7">numerically unstable</text:span><text:span text:style-name="T17">, unless the step size is taken to be extremely small.</text:span><text:span text:style-name="T45"> </text:span></text:p>
      <text:p text:style-name="P6"><text:span text:style-name="T5">Problems involving rapidly decaying transient solutions occur naturally in a wide variety of applications. </text:span><text:span text:style-name="T6">T</text:span><text:span text:style-name="T5">he study of spring and damping system</text:span><text:span text:style-name="T6">s</text:span><text:span text:style-name="T5"> </text:span><text:span text:style-name="T6">are the</text:span><text:span text:style-name="T55"> </text:span><text:span text:style-name="T1">example stiff (mathematical stiffness) system</text:span><text:span text:style-name="T27">s of differential equations, due to their application in </text:span><text:span text:style-name="T28">analysing</text:span><text:span text:style-name="T27"> the motion of spring and mass </text:span><text:span text:style-name="T12">systems</text:span><text:span text:style-name="T11"> </text:span><text:span text:style-name="T27">having large </text:span><text:span text:style-name="T29">spring constants</text:span><text:span text:style-name="T26">.</text:span></text:p>
      <text:p text:style-name="P7"><text:span text:style-name="T56">To solve these equations in python we can use </text:span><text:span text:style-name="T57">scipy.integrate.ode.</text:span></text:p>
      <text:p text:style-name="P7"><text:span text:style-name="T57"/></text:p>
      <text:p text:style-name="P5"><text:span text:style-name="T50">Q.14: </text:span></text:p>
      <text:p text:style-name="P5"><text:span text:style-name="T50"><text:tab/>GSL</text:span><text:span text:style-name="T46"> functions for solving IVP are:</text:span></text:p>
      <text:p text:style-name="P3"><text:span text:style-name="T47">1.<text:tab/></text:span><text:a xlink:type="simple" xlink:href="https://www.gnu.org/software/gsl/doc/html/ode-initval.html#c.gsl_odeiv2_control" text:style-name="Internet_20_link" text:visited-style-name="Visited_20_Internet_20_Link"><text:span text:style-name="T9">gsl_odeiv2_control</text:span></text:a><text:span text:style-name="T22">*</text:span><text:span text:style-name="Source_20_Text"><text:span text:style-name="T18">gsl_odeiv2_control_standard_new</text:span></text:span><text:span text:style-name="T22">(double </text:span><text:span text:style-name="Emphasis"><text:span text:style-name="T53">eps_abs</text:span></text:span><text:span text:style-name="T22">, double</text:span><text:span text:style-name="Emphasis"><text:span text:style-name="T51"> </text:span></text:span><text:span text:style-name="Emphasis"><text:span text:style-name="T53">eps_rel</text:span></text:span><text:span text:style-name="T22">, double</text:span><text:span text:style-name="Emphasis"><text:span text:style-name="T51"> </text:span></text:span><text:span text:style-name="Emphasis"><text:span text:style-name="T53">a_y</text:span></text:span><text:span text:style-name="T22">, double</text:span><text:span text:style-name="Emphasis"><text:span text:style-name="T51"> </text:span></text:span><text:span text:style-name="Emphasis"><text:span text:style-name="T53">a_dydt</text:span></text:span><text:span text:style-name="T22">)</text:span></text:p>
      <text:p text:style-name="P3"><text:span text:style-name="T20"><text:tab/></text:span><text:span text:style-name="T21">This uses adaptive step size control.</text:span></text:p>
      <text:p text:style-name="P4"><text:span text:style-name="T48">2.<text:tab/></text:span><text:span text:style-name="T22">int </text:span><text:span text:style-name="Source_20_Text"><text:span text:style-name="T18">gsl_odeiv2_step_apply</text:span></text:span><text:span text:style-name="T22">(</text:span><text:a xlink:type="simple" xlink:href="https://www.gnu.org/software/gsl/doc/html/ode-initval.html#c.gsl_odeiv2_step" text:style-name="Internet_20_link" text:visited-style-name="Visited_20_Internet_20_Link"><text:span text:style-name="T9">gsl_odeiv2_step</text:span></text:a><text:span text:style-name="T24"> </text:span><text:span text:style-name="T22">*</text:span><text:span text:style-name="Emphasis"><text:span text:style-name="T51"> </text:span></text:span><text:span text:style-name="Emphasis"><text:span text:style-name="T53">s</text:span></text:span><text:span text:style-name="T22">, double</text:span><text:span text:style-name="Emphasis"><text:span text:style-name="T51"> </text:span></text:span><text:span text:style-name="Emphasis"><text:span text:style-name="T53">t</text:span></text:span><text:span text:style-name="T22">, double</text:span><text:span text:style-name="Emphasis"><text:span text:style-name="T51"> </text:span></text:span><text:span text:style-name="Emphasis"><text:span text:style-name="T53">h</text:span></text:span><text:span text:style-name="T22">, double</text:span><text:span text:style-name="Emphasis"><text:span text:style-name="T51"> </text:span></text:span><text:span text:style-name="Emphasis"><text:span text:style-name="T53">y[]</text:span></text:span><text:span text:style-name="T22">, double</text:span><text:span text:style-name="Emphasis"><text:span text:style-name="T51"> </text:span></text:span><text:span text:style-name="Emphasis"><text:span text:style-name="T53">yerr[]</text:span></text:span><text:span text:style-name="T22">, const double</text:span><text:span text:style-name="Emphasis"><text:span text:style-name="T51"> </text:span></text:span><text:span text:style-name="Emphasis"><text:span text:style-name="T53">dydt_in[]</text:span></text:span><text:span text:style-name="T22">, double</text:span><text:span text:style-name="Emphasis"><text:span text:style-name="T51"> </text:span></text:span><text:span text:style-name="Emphasis"><text:span text:style-name="T53">dydt_out[]</text:span></text:span><text:span text:style-name="T22">, const </text:span><text:a xlink:type="simple" xlink:href="https://www.gnu.org/software/gsl/doc/html/ode-initval.html#c.gsl_odeiv2_system" text:style-name="Internet_20_link" text:visited-style-name="Visited_20_Internet_20_Link"><text:span text:style-name="T9">gsl_odeiv2_system</text:span></text:a><text:span text:style-name="T24"> </text:span><text:span text:style-name="T22">*</text:span><text:span text:style-name="Emphasis"><text:span text:style-name="T51"> </text:span></text:span><text:span text:style-name="Emphasis"><text:span text:style-name="T53">sys</text:span></text:span><text:span text:style-name="T22">)</text:span></text:p>
      <text:p text:style-name="P4"><text:span text:style-name="T48"><text:tab/>This uses stepping technique.</text:span></text:p>
      <text:p text:style-name="P4"><text:span text:style-name="T48">3.<text:tab/></text:span><text:span text:style-name="T23">int </text:span><text:span text:style-name="Source_20_Text"><text:span text:style-name="T19">gsl_odeiv2_evolve_apply</text:span></text:span><text:span text:style-name="T23">(</text:span><text:a xlink:type="simple" xlink:href="https://www.gnu.org/software/gsl/doc/html/ode-initval.html#c.gsl_odeiv2_evolve" text:style-name="Internet_20_link" text:visited-style-name="Visited_20_Internet_20_Link"><text:span text:style-name="T10">gsl_odeiv2_evolve</text:span></text:a><text:span text:style-name="T25"> </text:span><text:span text:style-name="T23">*</text:span><text:span text:style-name="Emphasis"><text:span text:style-name="T25"> </text:span></text:span><text:span text:style-name="Emphasis"><text:span text:style-name="T54">e</text:span></text:span><text:span text:style-name="T23">, </text:span><text:a xlink:type="simple" xlink:href="https://www.gnu.org/software/gsl/doc/html/ode-initval.html#c.gsl_odeiv2_control" text:style-name="Internet_20_link" text:visited-style-name="Visited_20_Internet_20_Link"><text:span text:style-name="T10">gsl_odeiv2_control</text:span></text:a><text:span text:style-name="T25"> </text:span><text:span text:style-name="T23">*</text:span><text:span text:style-name="Emphasis"><text:span text:style-name="T52"> </text:span></text:span><text:span text:style-name="Emphasis"><text:span text:style-name="T54">con</text:span></text:span><text:span text:style-name="T23">, </text:span><text:a xlink:type="simple" xlink:href="https://www.gnu.org/software/gsl/doc/html/ode-initval.html#c.gsl_odeiv2_step" text:style-name="Internet_20_link" text:visited-style-name="Visited_20_Internet_20_Link"><text:span text:style-name="T10">gsl_odeiv2_step</text:span></text:a><text:span text:style-name="T25"> </text:span><text:span text:style-name="T23">*</text:span><text:span text:style-name="Emphasis"><text:span text:style-name="T52"> </text:span></text:span><text:span text:style-name="Emphasis"><text:span text:style-name="T54">step</text:span></text:span><text:span text:style-name="T23">, const </text:span><text:a xlink:type="simple" xlink:href="https://www.gnu.org/software/gsl/doc/html/ode-initval.html#c.gsl_odeiv2_system" text:style-name="Internet_20_link" text:visited-style-name="Visited_20_Internet_20_Link"><text:span text:style-name="T10">gsl_odeiv2_system</text:span></text:a><text:span text:style-name="T25"> </text:span><text:span text:style-name="T23">*</text:span><text:span text:style-name="Emphasis"><text:span text:style-name="T52"> </text:span></text:span><text:span text:style-name="Emphasis"><text:span text:style-name="T54">sys</text:span></text:span><text:span text:style-name="T23">, double *</text:span><text:span text:style-name="Emphasis"><text:span text:style-name="T52"> </text:span></text:span><text:span text:style-name="Emphasis"><text:span text:style-name="T54">t</text:span></text:span><text:span text:style-name="T23">, double</text:span><text:span text:style-name="Emphasis"><text:span text:style-name="T52"> </text:span></text:span><text:span text:style-name="Emphasis"><text:span text:style-name="T54">t1</text:span></text:span><text:span text:style-name="T23">, double *</text:span><text:span text:style-name="Emphasis"><text:span text:style-name="T52"> </text:span></text:span><text:span text:style-name="Emphasis"><text:span text:style-name="T54">h</text:span></text:span><text:span text:style-name="T23">, double</text:span><text:span text:style-name="Emphasis"><text:span text:style-name="T52"> </text:span></text:span><text:span text:style-name="Emphasis"><text:span text:style-name="T54">y[]</text:span></text:span><text:span text:style-name="T23">)</text:span></text:p>
      <text:p text:style-name="P4"><text:span text:style-name="T48"><text:tab/>This technique </text:span><text:span text:style-name="T49">uses stepping and control func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ato" svg:font-family="Lato, proxima-nova, 'Helvetica Neue', Arial, sans-serif"/>
    <style:font-face style:name="SFMono-Regular" svg:font-family="SFMono-Regular, Menlo, Monaco, Consolas, 'Liberation Mono', 'Courier New', Courier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1T02:16:55.548000000</meta:creation-date>
    <dc:date>2020-04-21T02:49:18.686000000</dc:date>
    <meta:editing-duration>PT1M41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2" meta:word-count="167" meta:character-count="1212" meta:non-whitespace-character-count="1050"/>
  </office:meta>
</office:document-meta>
</file>